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900000012C0928B3A5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7.751cm" svg:height="5.812cm" svg:x="1.849cm" svg:y="1.549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2.026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.849cm" svg:y="8.561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2.026cm" svg:y="8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.849cm" svg:y="15.527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2.026cm" svg:y="14.9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.849cm" svg:y="22.458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2.026cm" svg:y="21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2.249cm" svg:y="1.549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12.426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2.249cm" svg:y="8.561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12.426cm" svg:y="8.0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2.249cm" svg:y="15.527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12.426cm" svg:y="14.9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7.751cm" svg:height="5.812cm" svg:x="12.249cm" svg:y="22.458cm">
          <draw:image xlink:href="Pictures/10000000000001900000012C0928B3A5.jpg" xlink:type="simple" xlink:show="embed" xlink:actuate="onLoad">
            <text:p/>
          </draw:image>
        </draw:frame>
        <draw:custom-shape draw:style-name="gr2" draw:text-style-name="P1" draw:layer="layout" svg:width="6.905cm" svg:height="6.905cm" svg:x="12.426cm" svg:y="21.9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14T16:22:34</dc:date>
    <meta:generator>LibreOffice/3.5$MacOSX_x86 LibreOffice_project/dc9775d-05ecbee-0851ad3-1586698-727bf66</meta:generator>
    <meta:editing-duration>P0D</meta:editing-duration>
    <meta:editing-cycles>1</meta:editing-cycles>
    <meta:document-statistic meta:object-count="16"/>
  </office:meta>
</office:document-meta>
</file>